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2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30.59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105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16.4mm" fo:break-before="auto" style:use-optimal-row-height="true"/>
    </style:style>
    <style:style style:name="ro6" style:family="table-row">
      <style:table-row-properties style:row-height="40.01mm" fo:break-before="auto" style:use-optimal-row-height="true"/>
    </style:style>
    <style:style style:name="ro7" style:family="table-row">
      <style:table-row-properties style:row-height="40.22mm" fo:break-before="auto" style:use-optimal-row-height="true"/>
    </style:style>
    <style:style style:name="ro8" style:family="table-row">
      <style:table-row-properties style:row-height="32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formation" table:style-name="ta1">
        <table:table-column table:style-name="co1" table:default-cell-style-name="Default"/>
        <table:table-row table:style-name="ro1">
          <table:table-cell office:value-type="string" calcext:value-type="string">
            <text:p>files are standard Commodore .prg files with load address of $1001 (Commodore 264 series BASIC startup)</text:p>
          </table:table-cell>
        </table:table-row>
        <table:table-row table:style-name="ro1">
          <table:table-cell office:value-type="string" calcext:value-type="string">
            <text:p>for BASIC RUN command they start the standalone player</text:p>
          </table:table-cell>
        </table:table-row>
        <table:table-row table:style-name="ro1">
          <table:table-cell office:value-type="string" calcext:value-type="string">
            <text:p>word type fields are little endian: just like on a Commodore 6502 based computer</text:p>
          </table:table-cell>
        </table:table-row>
        <table:table-row table:style-name="ro1">
          <table:table-cell office:value-type="string" calcext:value-type="string">
            <text:p>text fields are encoded in US PETSCII lower/upper case character set</text:p>
          </table:table-cell>
        </table:table-row>
        <table:table-row table:style-name="ro1">
          <table:table-cell office:value-type="string" calcext:value-type="string">
            <text:p>reserved areas should be filled with zeros to allow backwards compatible changes in the specifications</text:p>
          </table:table-cell>
        </table:table-row>
        <table:table-row table:style-name="ro1">
          <table:table-cell office:value-type="string" calcext:value-type="string">
            <text:p>in flag fields 0 means the flag is off and 1 means on. all not specified bits should be set to 0.</text:p>
          </table:table-cell>
        </table:table-row>
      </table:table>
      <table:table table:name="Fields" table:style-name="ta1"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ce5"/>
        <table:table-column table:style-name="co2" table:number-columns-repeated="1016" table:default-cell-style-name="Default"/>
        <table:table-row table:style-name="ro2">
          <table:table-cell table:style-name="ce6" office:value-type="string" calcext:value-type="string">
            <text:p>Offset</text:p>
            <text:p>(decimal)</text:p>
          </table:table-cell>
          <table:table-cell table:style-name="ce6" office:value-type="string" calcext:value-type="string">
            <text:p>Offset</text:p>
            <text:p>(hexadecimal)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Length</text:p>
            <text:p>(decimal)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Mandatory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Remarks</text:p>
          </table:table-cell>
          <table:table-cell table:style-name="ce18" table:formula="of:=&quot;&lt;table border=&quot;&quot;1&quot;&quot; class=&quot;&quot;fileformat&quot;&quot;&gt;&lt;thead&gt;&lt;tr&gt;&lt;th&gt;&quot;&amp;[.A1]&amp;&quot;&lt;/th&gt;&lt;th&gt;&quot;&amp;[.B1]&amp;&quot;&lt;/th&gt;&lt;th&gt;&quot;&amp;[.C1]&amp;&quot;&lt;/th&gt;&lt;th&gt;&quot;&amp;[.D1]&amp;&quot;&lt;/th&gt;&lt;th&gt;&quot;&amp;[.E1]&amp;&quot;&lt;/th&gt;&lt;th&gt;&quot;&amp;[.F1]&amp;&quot;&lt;/th&gt;&lt;th&gt;&quot;&amp;[.G1]&amp;&quot;&lt;/th&gt;&lt;th&gt;&quot;&amp;[.H1]&amp;&quot;&lt;/th&gt;&lt;/tr&gt;&lt;/thead&gt;&lt;tbody&gt;&quot;" office:value-type="string" office:string-value="&lt;table border=&quot;1&quot; class=&quot;fileformat&quot;&gt;&lt;thead&gt;&lt;tr&gt;&lt;th&gt;Offset&#10;(decimal)&lt;/th&gt;&lt;th&gt;Offset&#10;(hexadecimal)&lt;/th&gt;&lt;th&gt;Type&lt;/th&gt;&lt;th&gt;Length&#10;(decimal)&lt;/th&gt;&lt;th&gt;Name&lt;/th&gt;&lt;th&gt;Mandatory&lt;/th&gt;&lt;th&gt;Value&lt;/th&gt;&lt;th&gt;Remarks&lt;/th&gt;&lt;/tr&gt;&lt;/thead&gt;&lt;tbody&gt;" calcext:value-type="string">
            <text:p>&lt;table border="1" class="fileformat"&gt;&lt;thead&gt;&lt;tr&gt;&lt;th&gt;Offset</text:p>
            <text:p>(decimal)&lt;/th&gt;&lt;th&gt;Offset</text:p>
            <text:p>(hexadecimal)&lt;/th&gt;&lt;th&gt;Type&lt;/th&gt;&lt;th&gt;Length</text:p>
            <text:p>(decimal)&lt;/th&gt;&lt;th&gt;Name&lt;/th&gt;&lt;th&gt;Mandatory&lt;/th&gt;&lt;th&gt;Value&lt;/th&gt;&lt;th&gt;Remarks&lt;/th&gt;&lt;/tr&gt;&lt;/thead&gt;&lt;tbody&gt;</text:p>
          </table:table-cell>
          <table:table-cell table:style-name="ce14" table:number-columns-repeated="1015"/>
        </table:table-row>
        <table:table-row table:style-name="ro1">
          <table:table-cell table:formula="of:=HEX2DEC([.B2])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wor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oadaddress</text:p>
          </table:table-cell>
          <table:table-cell table:style-name="ce3" office:value-type="string" calcext:value-type="string">
            <text:p>yes</text:p>
          </table:table-cell>
          <table:table-cell table:style-name="ce4" office:value-type="string" calcext:value-type="string">
            <text:p>$1001</text:p>
          </table:table-cell>
          <table:table-cell table:style-name="ce4" office:value-type="string" calcext:value-type="string">
            <text:p>not checked</text:p>
          </table:table-cell>
          <table:table-cell table:style-name="ce18" table:formula="of:=&quot;&lt;tr&gt;&lt;td&gt;&quot;&amp;[.A2]&amp;&quot;&lt;/td&gt;&lt;td&gt;&quot;&amp;[.B2]&amp;&quot;&lt;/td&gt;&lt;td&gt;&quot;&amp;[.C2]&amp;&quot;&lt;/td&gt;&lt;td&gt;&quot;&amp;[.D2]&amp;&quot;&lt;/td&gt;&lt;td&gt;&quot;&amp;[.E2]&amp;&quot;&lt;/td&gt;&lt;td&gt;&quot;&amp;[.F2]&amp;&quot;&lt;/td&gt;&lt;td&gt;&quot;&amp;[.G2]&amp;&quot;&lt;/td&gt;&lt;td&gt;&quot;&amp;[.H2]&amp;&quot;&lt;/td&gt;&lt;/tr&gt;&quot;" office:value-type="string" office:string-value="&lt;tr&gt;&lt;td&gt;0&lt;/td&gt;&lt;td&gt;0&lt;/td&gt;&lt;td&gt;word&lt;/td&gt;&lt;td&gt;2&lt;/td&gt;&lt;td&gt;loadaddress&lt;/td&gt;&lt;td&gt;yes&lt;/td&gt;&lt;td&gt;$1001&lt;/td&gt;&lt;td&gt;not checked&lt;/td&gt;&lt;/tr&gt;" calcext:value-type="string">
            <text:p>&lt;tr&gt;&lt;td&gt;0&lt;/td&gt;&lt;td&gt;0&lt;/td&gt;&lt;td&gt;word&lt;/td&gt;&lt;td&gt;2&lt;/td&gt;&lt;td&gt;loadaddress&lt;/td&gt;&lt;td&gt;yes&lt;/td&gt;&lt;td&gt;$1001&lt;/td&gt;&lt;td&gt;not checked&lt;/td&gt;&lt;/tr&gt;</text:p>
          </table:table-cell>
          <table:table-cell table:number-columns-repeated="1015"/>
        </table:table-row>
        <table:table-row table:style-name="ro1">
          <table:table-cell table:formula="of:=HEX2DEC([.B3])" office:value-type="float" office:value="2" calcext:value-type="float">
            <text:p>2</text:p>
          </table:table-cell>
          <table:table-cell table:style-name="ce1" table:formula="of:=DEC2HEX(HEX2DEC([.B2])+[.D2])" office:value-type="string" office:string-value="2" calcext:value-type="string">
            <text:p>2</text:p>
          </table:table-cell>
          <table:table-cell table:style-name="ce3" office:value-type="string" calcext:value-type="string">
            <text:p>wor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asicnextline</text:p>
          </table:table-cell>
          <table:table-cell table:style-name="ce3" office:value-type="string" calcext:value-type="string">
            <text:p>yes</text:p>
          </table:table-cell>
          <table:table-cell table:style-name="ce4" office:value-type="string" calcext:value-type="string">
            <text:p>$100b</text:p>
          </table:table-cell>
          <table:table-cell table:style-name="ce4" office:value-type="string" calcext:value-type="string">
            <text:p>not checked</text:p>
          </table:table-cell>
          <table:table-cell table:style-name="ce18" table:formula="of:=&quot;&lt;tr&gt;&lt;td&gt;&quot;&amp;[.A3]&amp;&quot;&lt;/td&gt;&lt;td&gt;&quot;&amp;[.B3]&amp;&quot;&lt;/td&gt;&lt;td&gt;&quot;&amp;[.C3]&amp;&quot;&lt;/td&gt;&lt;td&gt;&quot;&amp;[.D3]&amp;&quot;&lt;/td&gt;&lt;td&gt;&quot;&amp;[.E3]&amp;&quot;&lt;/td&gt;&lt;td&gt;&quot;&amp;[.F3]&amp;&quot;&lt;/td&gt;&lt;td&gt;&quot;&amp;[.G3]&amp;&quot;&lt;/td&gt;&lt;td&gt;&quot;&amp;[.H3]&amp;&quot;&lt;/td&gt;&lt;/tr&gt;&quot;" office:value-type="string" office:string-value="&lt;tr&gt;&lt;td&gt;2&lt;/td&gt;&lt;td&gt;2&lt;/td&gt;&lt;td&gt;word&lt;/td&gt;&lt;td&gt;2&lt;/td&gt;&lt;td&gt;basicnextline&lt;/td&gt;&lt;td&gt;yes&lt;/td&gt;&lt;td&gt;$100b&lt;/td&gt;&lt;td&gt;not checked&lt;/td&gt;&lt;/tr&gt;" calcext:value-type="string">
            <text:p>&lt;tr&gt;&lt;td&gt;2&lt;/td&gt;&lt;td&gt;2&lt;/td&gt;&lt;td&gt;word&lt;/td&gt;&lt;td&gt;2&lt;/td&gt;&lt;td&gt;basicnextline&lt;/td&gt;&lt;td&gt;yes&lt;/td&gt;&lt;td&gt;$100b&lt;/td&gt;&lt;td&gt;not checked&lt;/td&gt;&lt;/tr&gt;</text:p>
          </table:table-cell>
          <table:table-cell table:number-columns-repeated="1015"/>
        </table:table-row>
        <table:table-row table:style-name="ro1">
          <table:table-cell table:formula="of:=HEX2DEC([.B4])" office:value-type="float" office:value="4" calcext:value-type="float">
            <text:p>4</text:p>
          </table:table-cell>
          <table:table-cell table:style-name="ce1" table:formula="of:=DEC2HEX(HEX2DEC([.B3])+[.D3])" office:value-type="string" office:string-value="4" calcext:value-type="string">
            <text:p>4</text:p>
          </table:table-cell>
          <table:table-cell table:style-name="ce3" office:value-type="string" calcext:value-type="string">
            <text:p>wor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asiclinenumber</text:p>
          </table:table-cell>
          <table:table-cell table:style-name="ce3" office:value-type="string" calcext:value-type="string">
            <text:p>yes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not checked</text:p>
          </table:table-cell>
          <table:table-cell table:style-name="ce18" table:formula="of:=&quot;&lt;tr&gt;&lt;td&gt;&quot;&amp;[.A4]&amp;&quot;&lt;/td&gt;&lt;td&gt;&quot;&amp;[.B4]&amp;&quot;&lt;/td&gt;&lt;td&gt;&quot;&amp;[.C4]&amp;&quot;&lt;/td&gt;&lt;td&gt;&quot;&amp;[.D4]&amp;&quot;&lt;/td&gt;&lt;td&gt;&quot;&amp;[.E4]&amp;&quot;&lt;/td&gt;&lt;td&gt;&quot;&amp;[.F4]&amp;&quot;&lt;/td&gt;&lt;td&gt;&quot;&amp;[.G4]&amp;&quot;&lt;/td&gt;&lt;td&gt;&quot;&amp;[.H4]&amp;&quot;&lt;/td&gt;&lt;/tr&gt;&quot;" office:value-type="string" office:string-value="&lt;tr&gt;&lt;td&gt;4&lt;/td&gt;&lt;td&gt;4&lt;/td&gt;&lt;td&gt;word&lt;/td&gt;&lt;td&gt;2&lt;/td&gt;&lt;td&gt;basiclinenumber&lt;/td&gt;&lt;td&gt;yes&lt;/td&gt;&lt;td&gt;2020&lt;/td&gt;&lt;td&gt;not checked&lt;/td&gt;&lt;/tr&gt;" calcext:value-type="string">
            <text:p>&lt;tr&gt;&lt;td&gt;4&lt;/td&gt;&lt;td&gt;4&lt;/td&gt;&lt;td&gt;word&lt;/td&gt;&lt;td&gt;2&lt;/td&gt;&lt;td&gt;basiclinenumber&lt;/td&gt;&lt;td&gt;yes&lt;/td&gt;&lt;td&gt;2020&lt;/td&gt;&lt;td&gt;not checked&lt;/td&gt;&lt;/tr&gt;</text:p>
          </table:table-cell>
          <table:table-cell table:number-columns-repeated="1015"/>
        </table:table-row>
        <table:table-row table:style-name="ro1">
          <table:table-cell table:formula="of:=HEX2DEC([.B5])" office:value-type="float" office:value="6" calcext:value-type="float">
            <text:p>6</text:p>
          </table:table-cell>
          <table:table-cell table:style-name="ce1" table:formula="of:=DEC2HEX(HEX2DEC([.B4])+[.D4])" office:value-type="string" office:string-value="6" calcext:value-type="string">
            <text:p>6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asicsys</text:p>
          </table:table-cell>
          <table:table-cell table:style-name="ce3" office:value-type="string" calcext:value-type="string">
            <text:p>yes</text:p>
          </table:table-cell>
          <table:table-cell table:style-name="ce4" office:value-type="string" calcext:value-type="string">
            <text:p>$9e</text:p>
          </table:table-cell>
          <table:table-cell table:style-name="ce4" office:value-type="string" calcext:value-type="string">
            <text:p>not checked</text:p>
          </table:table-cell>
          <table:table-cell table:style-name="ce18" table:formula="of:=&quot;&lt;tr&gt;&lt;td&gt;&quot;&amp;[.A5]&amp;&quot;&lt;/td&gt;&lt;td&gt;&quot;&amp;[.B5]&amp;&quot;&lt;/td&gt;&lt;td&gt;&quot;&amp;[.C5]&amp;&quot;&lt;/td&gt;&lt;td&gt;&quot;&amp;[.D5]&amp;&quot;&lt;/td&gt;&lt;td&gt;&quot;&amp;[.E5]&amp;&quot;&lt;/td&gt;&lt;td&gt;&quot;&amp;[.F5]&amp;&quot;&lt;/td&gt;&lt;td&gt;&quot;&amp;[.G5]&amp;&quot;&lt;/td&gt;&lt;td&gt;&quot;&amp;[.H5]&amp;&quot;&lt;/td&gt;&lt;/tr&gt;&quot;" office:value-type="string" office:string-value="&lt;tr&gt;&lt;td&gt;6&lt;/td&gt;&lt;td&gt;6&lt;/td&gt;&lt;td&gt;byte&lt;/td&gt;&lt;td&gt;1&lt;/td&gt;&lt;td&gt;basicsys&lt;/td&gt;&lt;td&gt;yes&lt;/td&gt;&lt;td&gt;$9e&lt;/td&gt;&lt;td&gt;not checked&lt;/td&gt;&lt;/tr&gt;" calcext:value-type="string">
            <text:p>&lt;tr&gt;&lt;td&gt;6&lt;/td&gt;&lt;td&gt;6&lt;/td&gt;&lt;td&gt;byte&lt;/td&gt;&lt;td&gt;1&lt;/td&gt;&lt;td&gt;basicsys&lt;/td&gt;&lt;td&gt;yes&lt;/td&gt;&lt;td&gt;$9e&lt;/td&gt;&lt;td&gt;not checked&lt;/td&gt;&lt;/tr&gt;</text:p>
          </table:table-cell>
          <table:table-cell table:number-columns-repeated="1015"/>
        </table:table-row>
        <table:table-row table:style-name="ro1">
          <table:table-cell table:formula="of:=HEX2DEC([.B6])" office:value-type="float" office:value="7" calcext:value-type="float">
            <text:p>7</text:p>
          </table:table-cell>
          <table:table-cell table:style-name="ce1" table:formula="of:=DEC2HEX(HEX2DEC([.B5])+[.D5])" office:value-type="string" office:string-value="7" calcext:value-type="string">
            <text:p>7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asicsysparam</text:p>
          </table:table-cell>
          <table:table-cell table:style-name="ce3" office:value-type="string" calcext:value-type="string">
            <text:p>yes</text:p>
          </table:table-cell>
          <table:table-cell table:style-name="ce4" office:value-type="float" office:value="4352" calcext:value-type="float">
            <text:p>4352</text:p>
          </table:table-cell>
          <table:table-cell table:style-name="ce4" office:value-type="string" calcext:value-type="string">
            <text:p>not checked</text:p>
          </table:table-cell>
          <table:table-cell table:style-name="ce18" table:formula="of:=&quot;&lt;tr&gt;&lt;td&gt;&quot;&amp;[.A6]&amp;&quot;&lt;/td&gt;&lt;td&gt;&quot;&amp;[.B6]&amp;&quot;&lt;/td&gt;&lt;td&gt;&quot;&amp;[.C6]&amp;&quot;&lt;/td&gt;&lt;td&gt;&quot;&amp;[.D6]&amp;&quot;&lt;/td&gt;&lt;td&gt;&quot;&amp;[.E6]&amp;&quot;&lt;/td&gt;&lt;td&gt;&quot;&amp;[.F6]&amp;&quot;&lt;/td&gt;&lt;td&gt;&quot;&amp;[.G6]&amp;&quot;&lt;/td&gt;&lt;td&gt;&quot;&amp;[.H6]&amp;&quot;&lt;/td&gt;&lt;/tr&gt;&quot;" office:value-type="string" office:string-value="&lt;tr&gt;&lt;td&gt;7&lt;/td&gt;&lt;td&gt;7&lt;/td&gt;&lt;td&gt;text&lt;/td&gt;&lt;td&gt;4&lt;/td&gt;&lt;td&gt;basicsysparam&lt;/td&gt;&lt;td&gt;yes&lt;/td&gt;&lt;td&gt;4352&lt;/td&gt;&lt;td&gt;not checked&lt;/td&gt;&lt;/tr&gt;" calcext:value-type="string">
            <text:p>&lt;tr&gt;&lt;td&gt;7&lt;/td&gt;&lt;td&gt;7&lt;/td&gt;&lt;td&gt;text&lt;/td&gt;&lt;td&gt;4&lt;/td&gt;&lt;td&gt;basicsysparam&lt;/td&gt;&lt;td&gt;yes&lt;/td&gt;&lt;td&gt;4352&lt;/td&gt;&lt;td&gt;not checked&lt;/td&gt;&lt;/tr&gt;</text:p>
          </table:table-cell>
          <table:table-cell table:number-columns-repeated="1015"/>
        </table:table-row>
        <table:table-row table:style-name="ro1">
          <table:table-cell table:formula="of:=HEX2DEC([.B7])" office:value-type="float" office:value="11" calcext:value-type="float">
            <text:p>11</text:p>
          </table:table-cell>
          <table:table-cell table:style-name="ce1" table:formula="of:=DEC2HEX(HEX2DEC([.B6])+[.D6])" office:value-type="string" office:string-value="B" calcext:value-type="string">
            <text:p>B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asiclineend</text:p>
          </table:table-cell>
          <table:table-cell table:style-name="ce3" office:value-type="string" calcext:value-type="string">
            <text:p>y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ot checked</text:p>
          </table:table-cell>
          <table:table-cell table:style-name="ce18" table:formula="of:=&quot;&lt;tr&gt;&lt;td&gt;&quot;&amp;[.A7]&amp;&quot;&lt;/td&gt;&lt;td&gt;&quot;&amp;[.B7]&amp;&quot;&lt;/td&gt;&lt;td&gt;&quot;&amp;[.C7]&amp;&quot;&lt;/td&gt;&lt;td&gt;&quot;&amp;[.D7]&amp;&quot;&lt;/td&gt;&lt;td&gt;&quot;&amp;[.E7]&amp;&quot;&lt;/td&gt;&lt;td&gt;&quot;&amp;[.F7]&amp;&quot;&lt;/td&gt;&lt;td&gt;&quot;&amp;[.G7]&amp;&quot;&lt;/td&gt;&lt;td&gt;&quot;&amp;[.H7]&amp;&quot;&lt;/td&gt;&lt;/tr&gt;&quot;" office:value-type="string" office:string-value="&lt;tr&gt;&lt;td&gt;11&lt;/td&gt;&lt;td&gt;B&lt;/td&gt;&lt;td&gt;byte&lt;/td&gt;&lt;td&gt;1&lt;/td&gt;&lt;td&gt;basiclineend&lt;/td&gt;&lt;td&gt;yes&lt;/td&gt;&lt;td&gt;0&lt;/td&gt;&lt;td&gt;not checked&lt;/td&gt;&lt;/tr&gt;" calcext:value-type="string">
            <text:p>&lt;tr&gt;&lt;td&gt;11&lt;/td&gt;&lt;td&gt;B&lt;/td&gt;&lt;td&gt;byte&lt;/td&gt;&lt;td&gt;1&lt;/td&gt;&lt;td&gt;basiclineend&lt;/td&gt;&lt;td&gt;yes&lt;/td&gt;&lt;td&gt;0&lt;/td&gt;&lt;td&gt;not checked&lt;/td&gt;&lt;/tr&gt;</text:p>
          </table:table-cell>
          <table:table-cell table:number-columns-repeated="1015"/>
        </table:table-row>
        <table:table-row table:style-name="ro1">
          <table:table-cell table:formula="of:=HEX2DEC([.B8])" office:value-type="float" office:value="12" calcext:value-type="float">
            <text:p>12</text:p>
          </table:table-cell>
          <table:table-cell table:style-name="ce1" table:formula="of:=DEC2HEX(HEX2DEC([.B7])+[.D7])" office:value-type="string" office:string-value="C" calcext:value-type="string">
            <text:p>C</text:p>
          </table:table-cell>
          <table:table-cell table:style-name="ce3" office:value-type="string" calcext:value-type="string">
            <text:p>wor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asicend</text:p>
          </table:table-cell>
          <table:table-cell table:style-name="ce3" office:value-type="string" calcext:value-type="string">
            <text:p>yes</text:p>
          </table:table-cell>
          <table:table-cell table:style-name="ce4" office:value-type="string" calcext:value-type="string">
            <text:p>$0000</text:p>
          </table:table-cell>
          <table:table-cell table:style-name="ce4" office:value-type="string" calcext:value-type="string">
            <text:p>not checked</text:p>
          </table:table-cell>
          <table:table-cell table:style-name="ce18" table:formula="of:=&quot;&lt;tr&gt;&lt;td&gt;&quot;&amp;[.A8]&amp;&quot;&lt;/td&gt;&lt;td&gt;&quot;&amp;[.B8]&amp;&quot;&lt;/td&gt;&lt;td&gt;&quot;&amp;[.C8]&amp;&quot;&lt;/td&gt;&lt;td&gt;&quot;&amp;[.D8]&amp;&quot;&lt;/td&gt;&lt;td&gt;&quot;&amp;[.E8]&amp;&quot;&lt;/td&gt;&lt;td&gt;&quot;&amp;[.F8]&amp;&quot;&lt;/td&gt;&lt;td&gt;&quot;&amp;[.G8]&amp;&quot;&lt;/td&gt;&lt;td&gt;&quot;&amp;[.H8]&amp;&quot;&lt;/td&gt;&lt;/tr&gt;&quot;" office:value-type="string" office:string-value="&lt;tr&gt;&lt;td&gt;12&lt;/td&gt;&lt;td&gt;C&lt;/td&gt;&lt;td&gt;word&lt;/td&gt;&lt;td&gt;2&lt;/td&gt;&lt;td&gt;basicend&lt;/td&gt;&lt;td&gt;yes&lt;/td&gt;&lt;td&gt;$0000&lt;/td&gt;&lt;td&gt;not checked&lt;/td&gt;&lt;/tr&gt;" calcext:value-type="string">
            <text:p>&lt;tr&gt;&lt;td&gt;12&lt;/td&gt;&lt;td&gt;C&lt;/td&gt;&lt;td&gt;word&lt;/td&gt;&lt;td&gt;2&lt;/td&gt;&lt;td&gt;basicend&lt;/td&gt;&lt;td&gt;yes&lt;/td&gt;&lt;td&gt;$0000&lt;/td&gt;&lt;td&gt;not checked&lt;/td&gt;&lt;/tr&gt;</text:p>
          </table:table-cell>
          <table:table-cell table:number-columns-repeated="1015"/>
        </table:table-row>
        <table:table-row table:style-name="ro1">
          <table:table-cell table:formula="of:=HEX2DEC([.B9])" office:value-type="float" office:value="14" calcext:value-type="float">
            <text:p>14</text:p>
          </table:table-cell>
          <table:table-cell table:style-name="ce1" table:formula="of:=DEC2HEX(HEX2DEC([.B8])+[.D8])" office:value-type="string" office:string-value="E" calcext:value-type="string">
            <text:p>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filler</text:p>
          </table:table-cell>
          <table:table-cell table:style-name="ce18" table:formula="of:=&quot;&lt;tr&gt;&lt;td&gt;&quot;&amp;[.A9]&amp;&quot;&lt;/td&gt;&lt;td&gt;&quot;&amp;[.B9]&amp;&quot;&lt;/td&gt;&lt;td&gt;&quot;&amp;[.C9]&amp;&quot;&lt;/td&gt;&lt;td&gt;&quot;&amp;[.D9]&amp;&quot;&lt;/td&gt;&lt;td&gt;&quot;&amp;[.E9]&amp;&quot;&lt;/td&gt;&lt;td&gt;&quot;&amp;[.F9]&amp;&quot;&lt;/td&gt;&lt;td&gt;&quot;&amp;[.G9]&amp;&quot;&lt;/td&gt;&lt;td&gt;&quot;&amp;[.H9]&amp;&quot;&lt;/td&gt;&lt;/tr&gt;&quot;" office:value-type="string" office:string-value="&lt;tr&gt;&lt;td&gt;14&lt;/td&gt;&lt;td&gt;E&lt;/td&gt;&lt;td&gt;byte&lt;/td&gt;&lt;td&gt;3&lt;/td&gt;&lt;td&gt;&lt;/td&gt;&lt;td&gt;yes&lt;/td&gt;&lt;td&gt;&lt;/td&gt;&lt;td&gt;filler&lt;/td&gt;&lt;/tr&gt;" calcext:value-type="string">
            <text:p>&lt;tr&gt;&lt;td&gt;14&lt;/td&gt;&lt;td&gt;E&lt;/td&gt;&lt;td&gt;byte&lt;/td&gt;&lt;td&gt;3&lt;/td&gt;&lt;td&gt;&lt;/td&gt;&lt;td&gt;yes&lt;/td&gt;&lt;td&gt;&lt;/td&gt;&lt;td&gt;filler&lt;/td&gt;&lt;/tr&gt;</text:p>
          </table:table-cell>
          <table:table-cell table:number-columns-repeated="1015"/>
        </table:table-row>
        <table:table-row table:style-name="ro1">
          <table:table-cell table:formula="of:=HEX2DEC([.B10])" office:value-type="float" office:value="17" calcext:value-type="float">
            <text:p>17</text:p>
          </table:table-cell>
          <table:table-cell table:style-name="ce1" table:formula="of:=DEC2HEX(HEX2DEC([.B9])+[.D9])" office:value-type="string" office:string-value="11" calcext:value-type="string">
            <text:p>11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yes</text:p>
          </table:table-cell>
          <table:table-cell table:style-name="ce4" office:value-type="string" calcext:value-type="string">
            <text:p>$54 $45 $44 $4d $55 $53 $49 $43</text:p>
          </table:table-cell>
          <table:table-cell table:style-name="ce4" office:value-type="string" calcext:value-type="string">
            <text:p>„tedmusic”</text:p>
          </table:table-cell>
          <table:table-cell table:style-name="ce18" table:formula="of:=&quot;&lt;tr&gt;&lt;td&gt;&quot;&amp;[.A10]&amp;&quot;&lt;/td&gt;&lt;td&gt;&quot;&amp;[.B10]&amp;&quot;&lt;/td&gt;&lt;td&gt;&quot;&amp;[.C10]&amp;&quot;&lt;/td&gt;&lt;td&gt;&quot;&amp;[.D10]&amp;&quot;&lt;/td&gt;&lt;td&gt;&quot;&amp;[.E10]&amp;&quot;&lt;/td&gt;&lt;td&gt;&quot;&amp;[.F10]&amp;&quot;&lt;/td&gt;&lt;td&gt;&quot;&amp;[.G10]&amp;&quot;&lt;/td&gt;&lt;td&gt;&quot;&amp;[.H10]&amp;&quot;&lt;/td&gt;&lt;/tr&gt;&quot;" office:value-type="string" office:string-value="&lt;tr&gt;&lt;td&gt;17&lt;/td&gt;&lt;td&gt;11&lt;/td&gt;&lt;td&gt;text&lt;/td&gt;&lt;td&gt;8&lt;/td&gt;&lt;td&gt;signature&lt;/td&gt;&lt;td&gt;yes&lt;/td&gt;&lt;td&gt;$54 $45 $44 $4d $55 $53 $49 $43&lt;/td&gt;&lt;td&gt;„tedmusic”&lt;/td&gt;&lt;/tr&gt;" calcext:value-type="string">
            <text:p>&lt;tr&gt;&lt;td&gt;17&lt;/td&gt;&lt;td&gt;11&lt;/td&gt;&lt;td&gt;text&lt;/td&gt;&lt;td&gt;8&lt;/td&gt;&lt;td&gt;signature&lt;/td&gt;&lt;td&gt;yes&lt;/td&gt;&lt;td&gt;$54 $45 $44 $4d $55 $53 $49 $43&lt;/td&gt;&lt;td&gt;„tedmusic”&lt;/td&gt;&lt;/tr&gt;</text:p>
          </table:table-cell>
          <table:table-cell table:number-columns-repeated="1015"/>
        </table:table-row>
        <table:table-row table:style-name="ro1">
          <table:table-cell table:formula="of:=HEX2DEC([.B11])" office:value-type="float" office:value="25" calcext:value-type="float">
            <text:p>25</text:p>
          </table:table-cell>
          <table:table-cell table:style-name="ce1" table:formula="of:=DEC2HEX(HEX2DEC([.B10])+[.D10])" office:value-type="string" office:string-value="19" calcext:value-type="string">
            <text:p>19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ye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: Preliminary specification version</text:p>
          </table:table-cell>
          <table:table-cell table:style-name="ce18" table:formula="of:=&quot;&lt;tr&gt;&lt;td&gt;&quot;&amp;[.A11]&amp;&quot;&lt;/td&gt;&lt;td&gt;&quot;&amp;[.B11]&amp;&quot;&lt;/td&gt;&lt;td&gt;&quot;&amp;[.C11]&amp;&quot;&lt;/td&gt;&lt;td&gt;&quot;&amp;[.D11]&amp;&quot;&lt;/td&gt;&lt;td&gt;&quot;&amp;[.E11]&amp;&quot;&lt;/td&gt;&lt;td&gt;&quot;&amp;[.F11]&amp;&quot;&lt;/td&gt;&lt;td&gt;&quot;&amp;[.G11]&amp;&quot;&lt;/td&gt;&lt;td&gt;&quot;&amp;[.H11]&amp;&quot;&lt;/td&gt;&lt;/tr&gt;&quot;" office:value-type="string" office:string-value="&lt;tr&gt;&lt;td&gt;25&lt;/td&gt;&lt;td&gt;19&lt;/td&gt;&lt;td&gt;byte&lt;/td&gt;&lt;td&gt;1&lt;/td&gt;&lt;td&gt;version&lt;/td&gt;&lt;td&gt;yes&lt;/td&gt;&lt;td&gt;0&lt;/td&gt;&lt;td&gt;0: Preliminary specification version&lt;/td&gt;&lt;/tr&gt;" calcext:value-type="string">
            <text:p>&lt;tr&gt;&lt;td&gt;25&lt;/td&gt;&lt;td&gt;19&lt;/td&gt;&lt;td&gt;byte&lt;/td&gt;&lt;td&gt;1&lt;/td&gt;&lt;td&gt;version&lt;/td&gt;&lt;td&gt;yes&lt;/td&gt;&lt;td&gt;0&lt;/td&gt;&lt;td&gt;0: Preliminary specification version&lt;/td&gt;&lt;/tr&gt;</text:p>
          </table:table-cell>
          <table:table-cell table:number-columns-repeated="1015"/>
        </table:table-row>
        <table:table-row table:style-name="ro3">
          <table:table-cell table:formula="of:=HEX2DEC([.B12])" office:value-type="float" office:value="26" calcext:value-type="float">
            <text:p>26</text:p>
          </table:table-cell>
          <table:table-cell table:style-name="ce1" table:formula="of:=DEC2HEX(HEX2DEC([.B11])+[.D11])" office:value-type="string" office:string-value="1A" calcext:value-type="string">
            <text:p>1A</text:p>
          </table:table-cell>
          <table:table-cell table:style-name="ce3" office:value-type="string" calcext:value-type="string">
            <text:p>wor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ataoffset</text:p>
          </table:table-cell>
          <table:table-cell table:style-name="ce3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The offset where song data starts from the beginning of the file (load address included)</text:p>
          </table:table-cell>
          <table:table-cell table:style-name="ce18" table:formula="of:=&quot;&lt;tr&gt;&lt;td&gt;&quot;&amp;[.A12]&amp;&quot;&lt;/td&gt;&lt;td&gt;&quot;&amp;[.B12]&amp;&quot;&lt;/td&gt;&lt;td&gt;&quot;&amp;[.C12]&amp;&quot;&lt;/td&gt;&lt;td&gt;&quot;&amp;[.D12]&amp;&quot;&lt;/td&gt;&lt;td&gt;&quot;&amp;[.E12]&amp;&quot;&lt;/td&gt;&lt;td&gt;&quot;&amp;[.F12]&amp;&quot;&lt;/td&gt;&lt;td&gt;&quot;&amp;[.G12]&amp;&quot;&lt;/td&gt;&lt;td&gt;&quot;&amp;[.H12]&amp;&quot;&lt;/td&gt;&lt;/tr&gt;&quot;" office:value-type="string" office:string-value="&lt;tr&gt;&lt;td&gt;26&lt;/td&gt;&lt;td&gt;1A&lt;/td&gt;&lt;td&gt;word&lt;/td&gt;&lt;td&gt;2&lt;/td&gt;&lt;td&gt;dataoffset&lt;/td&gt;&lt;td&gt;yes&lt;/td&gt;&lt;td&gt;&lt;/td&gt;&lt;td&gt;The offset where song data starts from the beginning of the file (load address included)&lt;/td&gt;&lt;/tr&gt;" calcext:value-type="string">
            <text:p>&lt;tr&gt;&lt;td&gt;26&lt;/td&gt;&lt;td&gt;1A&lt;/td&gt;&lt;td&gt;word&lt;/td&gt;&lt;td&gt;2&lt;/td&gt;&lt;td&gt;dataoffset&lt;/td&gt;&lt;td&gt;yes&lt;/td&gt;&lt;td&gt;&lt;/td&gt;&lt;td&gt;The offset where song data starts from the beginning of the file (load address included)&lt;/td&gt;&lt;/tr&gt;</text:p>
          </table:table-cell>
          <table:table-cell table:number-columns-repeated="1015"/>
        </table:table-row>
        <table:table-row table:style-name="ro4">
          <table:table-cell table:formula="of:=HEX2DEC([.B13])" office:value-type="float" office:value="28" calcext:value-type="float">
            <text:p>28</text:p>
          </table:table-cell>
          <table:table-cell table:style-name="ce1" table:formula="of:=DEC2HEX(HEX2DEC([.B12])+[.D12])" office:value-type="string" office:string-value="1C" calcext:value-type="string">
            <text:p>1C</text:p>
          </table:table-cell>
          <table:table-cell table:style-name="ce3" office:value-type="string" calcext:value-type="string">
            <text:p>wor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ataaddress</text:p>
          </table:table-cell>
          <table:table-cell table:style-name="ce3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This is the memory address where the real music data should be loaded (in case of BASIC load this is the address where the music should be relocated to)</text:p>
          </table:table-cell>
          <table:table-cell table:style-name="ce18" table:formula="of:=&quot;&lt;tr&gt;&lt;td&gt;&quot;&amp;[.A13]&amp;&quot;&lt;/td&gt;&lt;td&gt;&quot;&amp;[.B13]&amp;&quot;&lt;/td&gt;&lt;td&gt;&quot;&amp;[.C13]&amp;&quot;&lt;/td&gt;&lt;td&gt;&quot;&amp;[.D13]&amp;&quot;&lt;/td&gt;&lt;td&gt;&quot;&amp;[.E13]&amp;&quot;&lt;/td&gt;&lt;td&gt;&quot;&amp;[.F13]&amp;&quot;&lt;/td&gt;&lt;td&gt;&quot;&amp;[.G13]&amp;&quot;&lt;/td&gt;&lt;td&gt;&quot;&amp;[.H13]&amp;&quot;&lt;/td&gt;&lt;/tr&gt;&quot;" office:value-type="string" office:string-value="&lt;tr&gt;&lt;td&gt;28&lt;/td&gt;&lt;td&gt;1C&lt;/td&gt;&lt;td&gt;word&lt;/td&gt;&lt;td&gt;2&lt;/td&gt;&lt;td&gt;dataaddress&lt;/td&gt;&lt;td&gt;yes&lt;/td&gt;&lt;td&gt;&lt;/td&gt;&lt;td&gt;This is the memory address where the real music data should be loaded (in case of BASIC load this is the address where the music should be relocated to)&lt;/td&gt;&lt;/tr&gt;" calcext:value-type="string">
            <text:p>&lt;tr&gt;&lt;td&gt;28&lt;/td&gt;&lt;td&gt;1C&lt;/td&gt;&lt;td&gt;word&lt;/td&gt;&lt;td&gt;2&lt;/td&gt;&lt;td&gt;dataaddress&lt;/td&gt;&lt;td&gt;yes&lt;/td&gt;&lt;td&gt;&lt;/td&gt;&lt;td&gt;This is the memory address where the real music data should be loaded (in case of BASIC load this is the address where the music should be relocated to)&lt;/td&gt;&lt;/tr&gt;</text:p>
          </table:table-cell>
          <table:table-cell table:number-columns-repeated="1015"/>
        </table:table-row>
        <table:table-row table:style-name="ro5">
          <table:table-cell table:formula="of:=HEX2DEC([.B14])" office:value-type="float" office:value="30" calcext:value-type="float">
            <text:p>30</text:p>
          </table:table-cell>
          <table:table-cell table:style-name="ce1" table:formula="of:=DEC2HEX(HEX2DEC([.B13])+[.D13])" office:value-type="string" office:string-value="1E" calcext:value-type="string">
            <text:p>1E</text:p>
          </table:table-cell>
          <table:table-cell table:style-name="ce3" office:value-type="string" calcext:value-type="string">
            <text:p>wor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initaddress</text:p>
          </table:table-cell>
          <table:table-cell table:style-name="ce3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The address of the routine which can be called to start a song. The number of the song is passed in register A.</text:p>
            <text:p>The init must not change interrupt enable ($ff0a) register and interrupt vectors (neither $0314 nor $fffe)</text:p>
          </table:table-cell>
          <table:table-cell table:style-name="ce18" table:formula="of:=&quot;&lt;tr&gt;&lt;td&gt;&quot;&amp;[.A14]&amp;&quot;&lt;/td&gt;&lt;td&gt;&quot;&amp;[.B14]&amp;&quot;&lt;/td&gt;&lt;td&gt;&quot;&amp;[.C14]&amp;&quot;&lt;/td&gt;&lt;td&gt;&quot;&amp;[.D14]&amp;&quot;&lt;/td&gt;&lt;td&gt;&quot;&amp;[.E14]&amp;&quot;&lt;/td&gt;&lt;td&gt;&quot;&amp;[.F14]&amp;&quot;&lt;/td&gt;&lt;td&gt;&quot;&amp;[.G14]&amp;&quot;&lt;/td&gt;&lt;td&gt;&quot;&amp;[.H14]&amp;&quot;&lt;/td&gt;&lt;/tr&gt;&quot;" office:value-type="string" office:string-value="&lt;tr&gt;&lt;td&gt;30&lt;/td&gt;&lt;td&gt;1E&lt;/td&gt;&lt;td&gt;word&lt;/td&gt;&lt;td&gt;2&lt;/td&gt;&lt;td&gt;initaddress&lt;/td&gt;&lt;td&gt;yes&lt;/td&gt;&lt;td&gt;&lt;/td&gt;&lt;td&gt;The address of the routine which can be called to start a song. The number of the song is passed in register A.&#10;The init must not change interrupt enable ($ff0a) register and interrupt vectors (neither $0314 nor $fffe)&lt;/td&gt;&lt;/tr&gt;" calcext:value-type="string">
            <text:p>&lt;tr&gt;&lt;td&gt;30&lt;/td&gt;&lt;td&gt;1E&lt;/td&gt;&lt;td&gt;word&lt;/td&gt;&lt;td&gt;2&lt;/td&gt;&lt;td&gt;initaddress&lt;/td&gt;&lt;td&gt;yes&lt;/td&gt;&lt;td&gt;&lt;/td&gt;&lt;td&gt;The address of the routine which can be called to start a song. The number of the song is passed in register A.</text:p>
            <text:p>The init must not change interrupt enable ($ff0a) register and interrupt vectors (neither $0314 nor $fffe)&lt;/td&gt;&lt;/tr&gt;</text:p>
          </table:table-cell>
          <table:table-cell table:number-columns-repeated="1015"/>
        </table:table-row>
        <table:table-row table:style-name="ro2">
          <table:table-cell table:formula="of:=HEX2DEC([.B15])" office:value-type="float" office:value="32" calcext:value-type="float">
            <text:p>32</text:p>
          </table:table-cell>
          <table:table-cell table:style-name="ce1" table:formula="of:=DEC2HEX(HEX2DEC([.B14])+[.D14])" office:value-type="string" office:string-value="20" calcext:value-type="string">
            <text:p>20</text:p>
          </table:table-cell>
          <table:table-cell table:style-name="ce3" office:value-type="string" calcext:value-type="string">
            <text:p>wor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layaddress</text:p>
          </table:table-cell>
          <table:table-cell table:style-name="ce3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The address of the routine which can be called to play the song. CPU I flag should not be manipulated and interrupt request ($ff09) must not be acknowledged</text:p>
          </table:table-cell>
          <table:table-cell table:style-name="ce18" table:formula="of:=&quot;&lt;tr&gt;&lt;td&gt;&quot;&amp;[.A15]&amp;&quot;&lt;/td&gt;&lt;td&gt;&quot;&amp;[.B15]&amp;&quot;&lt;/td&gt;&lt;td&gt;&quot;&amp;[.C15]&amp;&quot;&lt;/td&gt;&lt;td&gt;&quot;&amp;[.D15]&amp;&quot;&lt;/td&gt;&lt;td&gt;&quot;&amp;[.E15]&amp;&quot;&lt;/td&gt;&lt;td&gt;&quot;&amp;[.F15]&amp;&quot;&lt;/td&gt;&lt;td&gt;&quot;&amp;[.G15]&amp;&quot;&lt;/td&gt;&lt;td&gt;&quot;&amp;[.H15]&amp;&quot;&lt;/td&gt;&lt;/tr&gt;&quot;" office:value-type="string" office:string-value="&lt;tr&gt;&lt;td&gt;32&lt;/td&gt;&lt;td&gt;20&lt;/td&gt;&lt;td&gt;word&lt;/td&gt;&lt;td&gt;2&lt;/td&gt;&lt;td&gt;playaddress&lt;/td&gt;&lt;td&gt;yes&lt;/td&gt;&lt;td&gt;&lt;/td&gt;&lt;td&gt;The address of the routine which can be called to play the song. CPU I flag should not be manipulated and interrupt request ($ff09) must not be acknowledged&lt;/td&gt;&lt;/tr&gt;" calcext:value-type="string">
            <text:p>&lt;tr&gt;&lt;td&gt;32&lt;/td&gt;&lt;td&gt;20&lt;/td&gt;&lt;td&gt;word&lt;/td&gt;&lt;td&gt;2&lt;/td&gt;&lt;td&gt;playaddress&lt;/td&gt;&lt;td&gt;yes&lt;/td&gt;&lt;td&gt;&lt;/td&gt;&lt;td&gt;The address of the routine which can be called to play the song. CPU I flag should not be manipulated and interrupt request ($ff09) must not be acknowledged&lt;/td&gt;&lt;/tr&gt;</text:p>
          </table:table-cell>
          <table:table-cell table:number-columns-repeated="1015"/>
        </table:table-row>
        <table:table-row table:style-name="ro1">
          <table:table-cell table:formula="of:=HEX2DEC([.B16])" office:value-type="float" office:value="34" calcext:value-type="float">
            <text:p>34</text:p>
          </table:table-cell>
          <table:table-cell table:style-name="ce1" table:formula="of:=DEC2HEX(HEX2DEC([.B15])+[.D15])" office:value-type="string" office:string-value="22" calcext:value-type="string">
            <text:p>22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umberofsongs</text:p>
          </table:table-cell>
          <table:table-cell table:style-name="ce3" office:value-type="string" calcext:value-type="string">
            <text:p>yes</text:p>
          </table:table-cell>
          <table:table-cell table:style-name="ce4" table:number-columns-repeated="2"/>
          <table:table-cell table:style-name="ce18" table:formula="of:=&quot;&lt;tr&gt;&lt;td&gt;&quot;&amp;[.A16]&amp;&quot;&lt;/td&gt;&lt;td&gt;&quot;&amp;[.B16]&amp;&quot;&lt;/td&gt;&lt;td&gt;&quot;&amp;[.C16]&amp;&quot;&lt;/td&gt;&lt;td&gt;&quot;&amp;[.D16]&amp;&quot;&lt;/td&gt;&lt;td&gt;&quot;&amp;[.E16]&amp;&quot;&lt;/td&gt;&lt;td&gt;&quot;&amp;[.F16]&amp;&quot;&lt;/td&gt;&lt;td&gt;&quot;&amp;[.G16]&amp;&quot;&lt;/td&gt;&lt;td&gt;&quot;&amp;[.H16]&amp;&quot;&lt;/td&gt;&lt;/tr&gt;&quot;" office:value-type="string" office:string-value="&lt;tr&gt;&lt;td&gt;34&lt;/td&gt;&lt;td&gt;22&lt;/td&gt;&lt;td&gt;byte&lt;/td&gt;&lt;td&gt;1&lt;/td&gt;&lt;td&gt;numberofsongs&lt;/td&gt;&lt;td&gt;yes&lt;/td&gt;&lt;td&gt;&lt;/td&gt;&lt;td&gt;&lt;/td&gt;&lt;/tr&gt;" calcext:value-type="string">
            <text:p>&lt;tr&gt;&lt;td&gt;34&lt;/td&gt;&lt;td&gt;22&lt;/td&gt;&lt;td&gt;byte&lt;/td&gt;&lt;td&gt;1&lt;/td&gt;&lt;td&gt;numberofsongs&lt;/td&gt;&lt;td&gt;yes&lt;/td&gt;&lt;td&gt;&lt;/td&gt;&lt;td&gt;&lt;/td&gt;&lt;/tr&gt;</text:p>
          </table:table-cell>
          <table:table-cell table:number-columns-repeated="1015"/>
        </table:table-row>
        <table:table-row table:style-name="ro6">
          <table:table-cell table:formula="of:=HEX2DEC([.B17])" office:value-type="float" office:value="35" calcext:value-type="float">
            <text:p>35</text:p>
          </table:table-cell>
          <table:table-cell table:style-name="ce1" table:formula="of:=DEC2HEX(HEX2DEC([.B16])+[.D16])" office:value-type="string" office:string-value="23" calcext:value-type="string">
            <text:p>23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iming</text:p>
          </table:table-cell>
          <table:table-cell table:style-name="ce3" office:value-type="string" calcext:value-type="string">
            <text:p>yes</text:p>
          </table:table-cell>
          <table:table-cell table:style-name="ce4" office:value-type="string" calcext:value-type="string">
            <text:p><text:span text:style-name="T1">&lt;ul&gt;</text:span></text:p>
            <text:p><text:span text:style-name="T1">&lt;li&gt;0: PAL VBlank (50Hz),&lt;/li&gt;</text:span></text:p>
            <text:p><text:span text:style-name="T1">&lt;li&gt;1: NTSC VBlank (60Hz),&lt;/li&gt;</text:span></text:p>
            <text:p><text:span text:style-name="T1">&lt;li&gt;2: PAL timer1 value in next field,&lt;/li&gt;</text:span></text:p>
            <text:p><text:span text:style-name="T1">&lt;li&gt;3: NTSC timer1 value in next field,&lt;/li&gt;</text:span></text:p>
            <text:p><text:span text:style-name="T1">&lt;li&gt;4: PAL timer1 value set by init routine,&lt;/li&gt;</text:span></text:p>
            <text:p><text:span text:style-name="T1">&lt;li&gt;5: NTSC timer1 value set by init routine&lt;/li&gt;</text:span></text:p>
            <text:p><text:span text:style-name="T1">&lt;/ul&gt;</text:span></text:p>
          </table:table-cell>
          <table:table-cell table:style-name="ce4" office:value-type="string" calcext:value-type="string">
            <text:p>Value 4 and 5 should be avoided whenever possible because it prevents playing back PAL music on NTSC machines and vice versa.</text:p>
          </table:table-cell>
          <table:table-cell table:style-name="ce18" table:formula="of:=&quot;&lt;tr&gt;&lt;td&gt;&quot;&amp;[.A17]&amp;&quot;&lt;/td&gt;&lt;td&gt;&quot;&amp;[.B17]&amp;&quot;&lt;/td&gt;&lt;td&gt;&quot;&amp;[.C17]&amp;&quot;&lt;/td&gt;&lt;td&gt;&quot;&amp;[.D17]&amp;&quot;&lt;/td&gt;&lt;td&gt;&quot;&amp;[.E17]&amp;&quot;&lt;/td&gt;&lt;td&gt;&quot;&amp;[.F17]&amp;&quot;&lt;/td&gt;&lt;td&gt;&quot;&amp;[.G17]&amp;&quot;&lt;/td&gt;&lt;td&gt;&quot;&amp;[.H17]&amp;&quot;&lt;/td&gt;&lt;/tr&gt;&quot;" office:value-type="string" office:string-value="&lt;tr&gt;&lt;td&gt;35&lt;/td&gt;&lt;td&gt;23&lt;/td&gt;&lt;td&gt;byte&lt;/td&gt;&lt;td&gt;1&lt;/td&gt;&lt;td&gt;timing&lt;/td&gt;&lt;td&gt;yes&lt;/td&gt;&lt;td&gt;&lt;ul&gt;&#10;&lt;li&gt;0: PAL VBlank (50Hz),&lt;/li&gt;&#10;&lt;li&gt;1: NTSC VBlank (60Hz),&lt;/li&gt;&#10;&lt;li&gt;2: PAL timer1 value in next field,&lt;/li&gt;&#10;&lt;li&gt;3: NTSC timer1 value in next field,&lt;/li&gt;&#10;&lt;li&gt;4: PAL timer1 value set by init routine,&lt;/li&gt;&#10;&lt;li&gt;5: NTSC timer1 value set by init routine&lt;/li&gt;&#10;&lt;/ul&gt;&lt;/td&gt;&lt;td&gt;Value 4 and 5 should be avoided whenever possible because it prevents playing back PAL music on NTSC machines and vice versa.&lt;/td&gt;&lt;/tr&gt;" calcext:value-type="string">
            <text:p>&lt;tr&gt;&lt;td&gt;35&lt;/td&gt;&lt;td&gt;23&lt;/td&gt;&lt;td&gt;byte&lt;/td&gt;&lt;td&gt;1&lt;/td&gt;&lt;td&gt;timing&lt;/td&gt;&lt;td&gt;yes&lt;/td&gt;&lt;td&gt;&lt;ul&gt;</text:p>
            <text:p>&lt;li&gt;0: PAL VBlank (50Hz),&lt;/li&gt;</text:p>
            <text:p>&lt;li&gt;1: NTSC VBlank (60Hz),&lt;/li&gt;</text:p>
            <text:p>&lt;li&gt;2: PAL timer1 value in next field,&lt;/li&gt;</text:p>
            <text:p>&lt;li&gt;3: NTSC timer1 value in next field,&lt;/li&gt;</text:p>
            <text:p>&lt;li&gt;4: PAL timer1 value set by init routine,&lt;/li&gt;</text:p>
            <text:p>&lt;li&gt;5: NTSC timer1 value set by init routine&lt;/li&gt;</text:p>
            <text:p>&lt;/ul&gt;&lt;/td&gt;&lt;td&gt;Value 4 and 5 should be avoided whenever possible because it prevents playing back PAL music on NTSC machines and vice versa.&lt;/td&gt;&lt;/tr&gt;</text:p>
          </table:table-cell>
          <table:table-cell table:number-columns-repeated="1015"/>
        </table:table-row>
        <table:table-row table:style-name="ro7">
          <table:table-cell table:formula="of:=HEX2DEC([.B18])" office:value-type="float" office:value="36" calcext:value-type="float">
            <text:p>36</text:p>
          </table:table-cell>
          <table:table-cell table:style-name="ce1" table:formula="of:=DEC2HEX(HEX2DEC([.B17])+[.D17])" office:value-type="string" office:string-value="24" calcext:value-type="string">
            <text:p>24</text:p>
          </table:table-cell>
          <table:table-cell table:style-name="ce3" office:value-type="string" calcext:value-type="string">
            <text:p>wor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imer1value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<text:span text:style-name="T1">&lt;p&gt;The value put in TED timer#1&lt;/p&gt;</text:span></text:p>
            <text:p><text:span text:style-name="T1">&lt;p&gt;Special timer values:&lt;/p&gt;</text:span></text:p>
            <text:p><text:span text:style-name="T1">&lt;ul&gt;</text:span></text:p>
            <text:p><text:span text:style-name="T1">&lt;li&gt;PAL 1/frame (VBlank, 1x): 17734&lt;/li&gt;</text:span></text:p>
            <text:p><text:span text:style-name="T1">&lt;li&gt;PAL 2/frame (2x): 8867&lt;/li&gt;</text:span></text:p>
            <text:p><text:span text:style-name="T1">&lt;li&gt;PAL 4/frame (4x): 4433&lt;/li&gt;</text:span></text:p>
            <text:p><text:span text:style-name="T1">&lt;li&gt;NTSC 1/frame: 14915&lt;/li&gt;</text:span></text:p>
            <text:p><text:span text:style-name="T1">&lt;li&gt;NTSC 2/frame: 7457&lt;/li&gt;</text:span></text:p>
            <text:p><text:span text:style-name="T1">&lt;li&gt;NTSC 4/frame: 3728&lt;/li&gt;</text:span></text:p>
            <text:p><text:span text:style-name="T1">&lt;/ul&gt;</text:span></text:p>
          </table:table-cell>
          <table:table-cell table:style-name="ce18" table:formula="of:=&quot;&lt;tr&gt;&lt;td&gt;&quot;&amp;[.A18]&amp;&quot;&lt;/td&gt;&lt;td&gt;&quot;&amp;[.B18]&amp;&quot;&lt;/td&gt;&lt;td&gt;&quot;&amp;[.C18]&amp;&quot;&lt;/td&gt;&lt;td&gt;&quot;&amp;[.D18]&amp;&quot;&lt;/td&gt;&lt;td&gt;&quot;&amp;[.E18]&amp;&quot;&lt;/td&gt;&lt;td&gt;&quot;&amp;[.F18]&amp;&quot;&lt;/td&gt;&lt;td&gt;&quot;&amp;[.G18]&amp;&quot;&lt;/td&gt;&lt;td&gt;&quot;&amp;[.H18]&amp;&quot;&lt;/td&gt;&lt;/tr&gt;&quot;" office:value-type="string" office:string-value="&lt;tr&gt;&lt;td&gt;36&lt;/td&gt;&lt;td&gt;24&lt;/td&gt;&lt;td&gt;word&lt;/td&gt;&lt;td&gt;2&lt;/td&gt;&lt;td&gt;timer1value&lt;/td&gt;&lt;td&gt;no&lt;/td&gt;&lt;td&gt;&lt;/td&gt;&lt;td&gt;&lt;p&gt;The value put in TED timer#1&lt;/p&gt;&#10;&lt;p&gt;Special timer values:&lt;/p&gt;&#10;&lt;ul&gt;&#10;&lt;li&gt;PAL 1/frame (VBlank, 1x): 17734&lt;/li&gt;&#10;&lt;li&gt;PAL 2/frame (2x): 8867&lt;/li&gt;&#10;&lt;li&gt;PAL 4/frame (4x): 4433&lt;/li&gt;&#10;&lt;li&gt;NTSC 1/frame: 14915&lt;/li&gt;&#10;&lt;li&gt;NTSC 2/frame: 7457&lt;/li&gt;&#10;&lt;li&gt;NTSC 4/frame: 3728&lt;/li&gt;&#10;&lt;/ul&gt;&lt;/td&gt;&lt;/tr&gt;" calcext:value-type="string">
            <text:p>&lt;tr&gt;&lt;td&gt;36&lt;/td&gt;&lt;td&gt;24&lt;/td&gt;&lt;td&gt;word&lt;/td&gt;&lt;td&gt;2&lt;/td&gt;&lt;td&gt;timer1value&lt;/td&gt;&lt;td&gt;no&lt;/td&gt;&lt;td&gt;&lt;/td&gt;&lt;td&gt;&lt;p&gt;The value put in TED timer#1&lt;/p&gt;</text:p>
            <text:p>&lt;p&gt;Special timer values:&lt;/p&gt;</text:p>
            <text:p>&lt;ul&gt;</text:p>
            <text:p>&lt;li&gt;PAL 1/frame (VBlank, 1x): 17734&lt;/li&gt;</text:p>
            <text:p>&lt;li&gt;PAL 2/frame (2x): 8867&lt;/li&gt;</text:p>
            <text:p>&lt;li&gt;PAL 4/frame (4x): 4433&lt;/li&gt;</text:p>
            <text:p>&lt;li&gt;NTSC 1/frame: 14915&lt;/li&gt;</text:p>
            <text:p>&lt;li&gt;NTSC 2/frame: 7457&lt;/li&gt;</text:p>
            <text:p>&lt;li&gt;NTSC 4/frame: 3728&lt;/li&gt;</text:p>
            <text:p>&lt;/ul&gt;&lt;/td&gt;&lt;/tr&gt;</text:p>
          </table:table-cell>
          <table:table-cell table:number-columns-repeated="1015"/>
        </table:table-row>
        <table:table-row table:style-name="ro8">
          <table:table-cell table:formula="of:=HEX2DEC([.B19])" office:value-type="float" office:value="38" calcext:value-type="float">
            <text:p>38</text:p>
          </table:table-cell>
          <table:table-cell table:style-name="ce1" table:formula="of:=DEC2HEX(HEX2DEC([.B18])+[.D18])" office:value-type="string" office:string-value="26" calcext:value-type="string">
            <text:p>26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ongflags</text:p>
          </table:table-cell>
          <table:table-cell table:style-name="ce3" office:value-type="string" calcext:value-type="string">
            <text:p>yes</text:p>
          </table:table-cell>
          <table:table-cell table:style-name="ce4" office:value-type="string" calcext:value-type="string">
            <text:p>&lt;ul&gt;</text:p>
            <text:p>&lt;li&gt;Bit 0: screen turned off during playback&lt;/li&gt;</text:p>
            <text:p>&lt;li&gt;Bit 1: uses SID too&lt;/li&gt;</text:p>
            <text:p>&lt;li&gt;Bit 2: uses DigiBlaster&lt;/li&gt;</text:p>
            <text:p><text:span text:style-name="T1">&lt;li&gt;Bit 3: uses AY (DIGIMUZ)&lt;/li&gt;</text:span></text:p>
            <text:p><text:span text:style-name="T1">&lt;li&gt;Bit 4: uses FM&lt;/li&gt;</text:span></text:p>
            <text:p>&lt;/ul&gt;</text:p>
          </table:table-cell>
          <table:table-cell table:style-name="ce4" office:value-type="string" calcext:value-type="string">
            <text:p>Screen can be turned of during playback but the song still should handle interrupts gracefully.</text:p>
            <text:p>Music should indicate the used additional sound sources in order to allow music players to mute them after playback</text:p>
          </table:table-cell>
          <table:table-cell table:style-name="ce18" table:formula="of:=&quot;&lt;tr&gt;&lt;td&gt;&quot;&amp;[.A19]&amp;&quot;&lt;/td&gt;&lt;td&gt;&quot;&amp;[.B19]&amp;&quot;&lt;/td&gt;&lt;td&gt;&quot;&amp;[.C19]&amp;&quot;&lt;/td&gt;&lt;td&gt;&quot;&amp;[.D19]&amp;&quot;&lt;/td&gt;&lt;td&gt;&quot;&amp;[.E19]&amp;&quot;&lt;/td&gt;&lt;td&gt;&quot;&amp;[.F19]&amp;&quot;&lt;/td&gt;&lt;td&gt;&quot;&amp;[.G19]&amp;&quot;&lt;/td&gt;&lt;td&gt;&quot;&amp;[.H19]&amp;&quot;&lt;/td&gt;&lt;/tr&gt;&quot;" office:value-type="string" office:string-value="&lt;tr&gt;&lt;td&gt;38&lt;/td&gt;&lt;td&gt;26&lt;/td&gt;&lt;td&gt;byte&lt;/td&gt;&lt;td&gt;1&lt;/td&gt;&lt;td&gt;songflags&lt;/td&gt;&lt;td&gt;yes&lt;/td&gt;&lt;td&gt;&lt;ul&gt;&#10;&lt;li&gt;Bit 0: screen turned off during playback&lt;/li&gt;&#10;&lt;li&gt;Bit 1: uses SID too&lt;/li&gt;&#10;&lt;li&gt;Bit 2: uses DigiBlaster&lt;/li&gt;&#10;&lt;li&gt;Bit 3: uses AY (DIGIMUZ)&lt;/li&gt;&#10;&lt;li&gt;Bit 4: uses FM&lt;/li&gt;&#10;&lt;/ul&gt;&lt;/td&gt;&lt;td&gt;Screen can be turned of during playback but the song still should handle interrupts gracefully.&#10;Music should indicate the used additional sound sources in order to allow music players to mute them after playback&lt;/td&gt;&lt;/tr&gt;" calcext:value-type="string">
            <text:p>&lt;tr&gt;&lt;td&gt;38&lt;/td&gt;&lt;td&gt;26&lt;/td&gt;&lt;td&gt;byte&lt;/td&gt;&lt;td&gt;1&lt;/td&gt;&lt;td&gt;songflags&lt;/td&gt;&lt;td&gt;yes&lt;/td&gt;&lt;td&gt;&lt;ul&gt;</text:p>
            <text:p>&lt;li&gt;Bit 0: screen turned off during playback&lt;/li&gt;</text:p>
            <text:p>&lt;li&gt;Bit 1: uses SID too&lt;/li&gt;</text:p>
            <text:p>&lt;li&gt;Bit 2: uses DigiBlaster&lt;/li&gt;</text:p>
            <text:p>&lt;li&gt;Bit 3: uses AY (DIGIMUZ)&lt;/li&gt;</text:p>
            <text:p>&lt;li&gt;Bit 4: uses FM&lt;/li&gt;</text:p>
            <text:p>&lt;/ul&gt;&lt;/td&gt;&lt;td&gt;Screen can be turned of during playback but the song still should handle interrupts gracefully.</text:p>
            <text:p>Music should indicate the used additional sound sources in order to allow music players to mute them after playback&lt;/td&gt;&lt;/tr&gt;</text:p>
          </table:table-cell>
          <table:table-cell table:number-columns-repeated="1015"/>
        </table:table-row>
        <table:table-row table:style-name="ro4">
          <table:table-cell table:formula="of:=HEX2DEC([.B20])" office:value-type="float" office:value="39" calcext:value-type="float">
            <text:p>39</text:p>
          </table:table-cell>
          <table:table-cell table:style-name="ce1" table:formula="of:=DEC2HEX(HEX2DEC([.B19])+[.D19])" office:value-type="string" office:string-value="27" calcext:value-type="string">
            <text:p>27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ileflags</text:p>
          </table:table-cell>
          <table:table-cell table:style-name="ce3" office:value-type="string" calcext:value-type="string">
            <text:p>yes</text:p>
          </table:table-cell>
          <table:table-cell table:style-name="ce4" office:value-type="string" calcext:value-type="string">
            <text:p><text:span text:style-name="T1">&lt;ul&gt;</text:span></text:p>
            <text:p><text:span text:style-name="T1">&lt;li&gt;Bit 0: file has song duration block&lt;/li&gt;</text:span></text:p>
            <text:p><text:span text:style-name="T1">&lt;/ul&gt;</text:span></text:p>
          </table:table-cell>
          <table:table-cell table:style-name="ce4"/>
          <table:table-cell table:style-name="ce18" table:formula="of:=&quot;&lt;tr&gt;&lt;td&gt;&quot;&amp;[.A20]&amp;&quot;&lt;/td&gt;&lt;td&gt;&quot;&amp;[.B20]&amp;&quot;&lt;/td&gt;&lt;td&gt;&quot;&amp;[.C20]&amp;&quot;&lt;/td&gt;&lt;td&gt;&quot;&amp;[.D20]&amp;&quot;&lt;/td&gt;&lt;td&gt;&quot;&amp;[.E20]&amp;&quot;&lt;/td&gt;&lt;td&gt;&quot;&amp;[.F20]&amp;&quot;&lt;/td&gt;&lt;td&gt;&quot;&amp;[.G20]&amp;&quot;&lt;/td&gt;&lt;td&gt;&quot;&amp;[.H20]&amp;&quot;&lt;/td&gt;&lt;/tr&gt;&quot;" office:value-type="string" office:string-value="&lt;tr&gt;&lt;td&gt;39&lt;/td&gt;&lt;td&gt;27&lt;/td&gt;&lt;td&gt;byte&lt;/td&gt;&lt;td&gt;1&lt;/td&gt;&lt;td&gt;fileflags&lt;/td&gt;&lt;td&gt;yes&lt;/td&gt;&lt;td&gt;&lt;ul&gt;&#10;&lt;li&gt;Bit 0: file has song duration block&lt;/li&gt;&#10;&lt;/ul&gt;&lt;/td&gt;&lt;td&gt;&lt;/td&gt;&lt;/tr&gt;" calcext:value-type="string">
            <text:p>&lt;tr&gt;&lt;td&gt;39&lt;/td&gt;&lt;td&gt;27&lt;/td&gt;&lt;td&gt;byte&lt;/td&gt;&lt;td&gt;1&lt;/td&gt;&lt;td&gt;fileflags&lt;/td&gt;&lt;td&gt;yes&lt;/td&gt;&lt;td&gt;&lt;ul&gt;</text:p>
            <text:p>&lt;li&gt;Bit 0: file has song duration block&lt;/li&gt;</text:p>
            <text:p>&lt;/ul&gt;&lt;/td&gt;&lt;td&gt;&lt;/td&gt;&lt;/tr&gt;</text:p>
          </table:table-cell>
          <table:table-cell table:number-columns-repeated="1015"/>
        </table:table-row>
        <table:table-row table:style-name="ro1">
          <table:table-cell table:formula="of:=HEX2DEC([.B21])" office:value-type="float" office:value="40" calcext:value-type="float">
            <text:p>40</text:p>
          </table:table-cell>
          <table:table-cell table:style-name="ce1" table:formula="of:=DEC2HEX(HEX2DEC([.B20])+[.D20])" office:value-type="string" office:string-value="28" calcext:value-type="string">
            <text:p>28</text:p>
          </table:table-cell>
          <table:table-cell table:style-name="ce3" office:value-type="string" calcext:value-type="string">
            <text:p>wor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urationoffset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offset of duration block</text:p>
          </table:table-cell>
          <table:table-cell table:style-name="ce18" table:formula="of:=&quot;&lt;tr&gt;&lt;td&gt;&quot;&amp;[.A21]&amp;&quot;&lt;/td&gt;&lt;td&gt;&quot;&amp;[.B21]&amp;&quot;&lt;/td&gt;&lt;td&gt;&quot;&amp;[.C21]&amp;&quot;&lt;/td&gt;&lt;td&gt;&quot;&amp;[.D21]&amp;&quot;&lt;/td&gt;&lt;td&gt;&quot;&amp;[.E21]&amp;&quot;&lt;/td&gt;&lt;td&gt;&quot;&amp;[.F21]&amp;&quot;&lt;/td&gt;&lt;td&gt;&quot;&amp;[.G21]&amp;&quot;&lt;/td&gt;&lt;td&gt;&quot;&amp;[.H21]&amp;&quot;&lt;/td&gt;&lt;/tr&gt;&quot;" office:value-type="string" office:string-value="&lt;tr&gt;&lt;td&gt;40&lt;/td&gt;&lt;td&gt;28&lt;/td&gt;&lt;td&gt;word&lt;/td&gt;&lt;td&gt;2&lt;/td&gt;&lt;td&gt;durationoffset&lt;/td&gt;&lt;td&gt;no&lt;/td&gt;&lt;td&gt;&lt;/td&gt;&lt;td&gt;offset of duration block&lt;/td&gt;&lt;/tr&gt;" calcext:value-type="string">
            <text:p>&lt;tr&gt;&lt;td&gt;40&lt;/td&gt;&lt;td&gt;28&lt;/td&gt;&lt;td&gt;word&lt;/td&gt;&lt;td&gt;2&lt;/td&gt;&lt;td&gt;durationoffset&lt;/td&gt;&lt;td&gt;no&lt;/td&gt;&lt;td&gt;&lt;/td&gt;&lt;td&gt;offset of duration block&lt;/td&gt;&lt;/tr&gt;</text:p>
          </table:table-cell>
          <table:table-cell table:number-columns-repeated="1015"/>
        </table:table-row>
        <table:table-row table:style-name="ro3">
          <table:table-cell table:formula="of:=HEX2DEC([.B22])" office:value-type="float" office:value="42" calcext:value-type="float">
            <text:p>42</text:p>
          </table:table-cell>
          <table:table-cell table:style-name="ce1" table:formula="of:=DEC2HEX(HEX2DEC([.B21])+[.D21])" office:value-type="string" office:string-value="2A" calcext:value-type="string">
            <text:p>2A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reserve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reserved for future use (padding to align text field to addresses dividable by $10)</text:p>
          </table:table-cell>
          <table:table-cell table:style-name="ce18" table:formula="of:=&quot;&lt;tr&gt;&lt;td&gt;&quot;&amp;[.A22]&amp;&quot;&lt;/td&gt;&lt;td&gt;&quot;&amp;[.B22]&amp;&quot;&lt;/td&gt;&lt;td&gt;&quot;&amp;[.C22]&amp;&quot;&lt;/td&gt;&lt;td&gt;&quot;&amp;[.D22]&amp;&quot;&lt;/td&gt;&lt;td&gt;&quot;&amp;[.E22]&amp;&quot;&lt;/td&gt;&lt;td&gt;&quot;&amp;[.F22]&amp;&quot;&lt;/td&gt;&lt;td&gt;&quot;&amp;[.G22]&amp;&quot;&lt;/td&gt;&lt;td&gt;&quot;&amp;[.H22]&amp;&quot;&lt;/td&gt;&lt;/tr&gt;&quot;" office:value-type="string" office:string-value="&lt;tr&gt;&lt;td&gt;42&lt;/td&gt;&lt;td&gt;2A&lt;/td&gt;&lt;td&gt;byte&lt;/td&gt;&lt;td&gt;23&lt;/td&gt;&lt;td&gt;reserved&lt;/td&gt;&lt;td&gt;no&lt;/td&gt;&lt;td&gt;&lt;/td&gt;&lt;td&gt;reserved for future use (padding to align text field to addresses dividable by $10)&lt;/td&gt;&lt;/tr&gt;" calcext:value-type="string">
            <text:p>&lt;tr&gt;&lt;td&gt;42&lt;/td&gt;&lt;td&gt;2A&lt;/td&gt;&lt;td&gt;byte&lt;/td&gt;&lt;td&gt;23&lt;/td&gt;&lt;td&gt;reserved&lt;/td&gt;&lt;td&gt;no&lt;/td&gt;&lt;td&gt;&lt;/td&gt;&lt;td&gt;reserved for future use (padding to align text field to addresses dividable by $10)&lt;/td&gt;&lt;/tr&gt;</text:p>
          </table:table-cell>
          <table:table-cell table:number-columns-repeated="1015"/>
        </table:table-row>
        <table:table-row table:style-name="ro1">
          <table:table-cell table:formula="of:=HEX2DEC([.B23])" office:value-type="float" office:value="65" calcext:value-type="float">
            <text:p>65</text:p>
          </table:table-cell>
          <table:table-cell table:style-name="ce1" table:formula="of:=DEC2HEX(HEX2DEC([.B22])+[.D22])" office:value-type="string" office:string-value="41" calcext:value-type="string">
            <text:p>41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yes</text:p>
          </table:table-cell>
          <table:table-cell table:style-name="ce4" table:number-columns-repeated="2"/>
          <table:table-cell table:style-name="ce18" table:formula="of:=&quot;&lt;tr&gt;&lt;td&gt;&quot;&amp;[.A23]&amp;&quot;&lt;/td&gt;&lt;td&gt;&quot;&amp;[.B23]&amp;&quot;&lt;/td&gt;&lt;td&gt;&quot;&amp;[.C23]&amp;&quot;&lt;/td&gt;&lt;td&gt;&quot;&amp;[.D23]&amp;&quot;&lt;/td&gt;&lt;td&gt;&quot;&amp;[.E23]&amp;&quot;&lt;/td&gt;&lt;td&gt;&quot;&amp;[.F23]&amp;&quot;&lt;/td&gt;&lt;td&gt;&quot;&amp;[.G23]&amp;&quot;&lt;/td&gt;&lt;td&gt;&quot;&amp;[.H23]&amp;&quot;&lt;/td&gt;&lt;/tr&gt;&quot;" office:value-type="string" office:string-value="&lt;tr&gt;&lt;td&gt;65&lt;/td&gt;&lt;td&gt;41&lt;/td&gt;&lt;td&gt;text&lt;/td&gt;&lt;td&gt;32&lt;/td&gt;&lt;td&gt;title&lt;/td&gt;&lt;td&gt;yes&lt;/td&gt;&lt;td&gt;&lt;/td&gt;&lt;td&gt;&lt;/td&gt;&lt;/tr&gt;" calcext:value-type="string">
            <text:p>&lt;tr&gt;&lt;td&gt;65&lt;/td&gt;&lt;td&gt;41&lt;/td&gt;&lt;td&gt;text&lt;/td&gt;&lt;td&gt;32&lt;/td&gt;&lt;td&gt;title&lt;/td&gt;&lt;td&gt;yes&lt;/td&gt;&lt;td&gt;&lt;/td&gt;&lt;td&gt;&lt;/td&gt;&lt;/tr&gt;</text:p>
          </table:table-cell>
          <table:table-cell table:number-columns-repeated="1015"/>
        </table:table-row>
        <table:table-row table:style-name="ro1">
          <table:table-cell table:formula="of:=HEX2DEC([.B24])" office:value-type="float" office:value="97" calcext:value-type="float">
            <text:p>97</text:p>
          </table:table-cell>
          <table:table-cell table:style-name="ce1" table:formula="of:=DEC2HEX(HEX2DEC([.B23])+[.D23])" office:value-type="string" office:string-value="61" calcext:value-type="string">
            <text:p>61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author</text:p>
          </table:table-cell>
          <table:table-cell table:style-name="ce3" office:value-type="string" calcext:value-type="string">
            <text:p>no</text:p>
          </table:table-cell>
          <table:table-cell table:style-name="ce4" table:number-columns-repeated="2"/>
          <table:table-cell table:style-name="ce18" table:formula="of:=&quot;&lt;tr&gt;&lt;td&gt;&quot;&amp;[.A24]&amp;&quot;&lt;/td&gt;&lt;td&gt;&quot;&amp;[.B24]&amp;&quot;&lt;/td&gt;&lt;td&gt;&quot;&amp;[.C24]&amp;&quot;&lt;/td&gt;&lt;td&gt;&quot;&amp;[.D24]&amp;&quot;&lt;/td&gt;&lt;td&gt;&quot;&amp;[.E24]&amp;&quot;&lt;/td&gt;&lt;td&gt;&quot;&amp;[.F24]&amp;&quot;&lt;/td&gt;&lt;td&gt;&quot;&amp;[.G24]&amp;&quot;&lt;/td&gt;&lt;td&gt;&quot;&amp;[.H24]&amp;&quot;&lt;/td&gt;&lt;/tr&gt;&quot;" office:value-type="string" office:string-value="&lt;tr&gt;&lt;td&gt;97&lt;/td&gt;&lt;td&gt;61&lt;/td&gt;&lt;td&gt;text&lt;/td&gt;&lt;td&gt;32&lt;/td&gt;&lt;td&gt;author&lt;/td&gt;&lt;td&gt;no&lt;/td&gt;&lt;td&gt;&lt;/td&gt;&lt;td&gt;&lt;/td&gt;&lt;/tr&gt;" calcext:value-type="string">
            <text:p>&lt;tr&gt;&lt;td&gt;97&lt;/td&gt;&lt;td&gt;61&lt;/td&gt;&lt;td&gt;text&lt;/td&gt;&lt;td&gt;32&lt;/td&gt;&lt;td&gt;author&lt;/td&gt;&lt;td&gt;no&lt;/td&gt;&lt;td&gt;&lt;/td&gt;&lt;td&gt;&lt;/td&gt;&lt;/tr&gt;</text:p>
          </table:table-cell>
          <table:table-cell table:number-columns-repeated="1015"/>
        </table:table-row>
        <table:table-row table:style-name="ro1">
          <table:table-cell table:formula="of:=HEX2DEC([.B25])" office:value-type="float" office:value="129" calcext:value-type="float">
            <text:p>129</text:p>
          </table:table-cell>
          <table:table-cell table:style-name="ce1" table:formula="of:=DEC2HEX(HEX2DEC([.B24])+[.D24])" office:value-type="string" office:string-value="81" calcext:value-type="string">
            <text:p>81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released</text:p>
          </table:table-cell>
          <table:table-cell table:style-name="ce3" office:value-type="string" calcext:value-type="string">
            <text:p>no</text:p>
          </table:table-cell>
          <table:table-cell table:style-name="ce4" table:number-columns-repeated="2"/>
          <table:table-cell table:style-name="ce18" table:formula="of:=&quot;&lt;tr&gt;&lt;td&gt;&quot;&amp;[.A25]&amp;&quot;&lt;/td&gt;&lt;td&gt;&quot;&amp;[.B25]&amp;&quot;&lt;/td&gt;&lt;td&gt;&quot;&amp;[.C25]&amp;&quot;&lt;/td&gt;&lt;td&gt;&quot;&amp;[.D25]&amp;&quot;&lt;/td&gt;&lt;td&gt;&quot;&amp;[.E25]&amp;&quot;&lt;/td&gt;&lt;td&gt;&quot;&amp;[.F25]&amp;&quot;&lt;/td&gt;&lt;td&gt;&quot;&amp;[.G25]&amp;&quot;&lt;/td&gt;&lt;td&gt;&quot;&amp;[.H25]&amp;&quot;&lt;/td&gt;&lt;/tr&gt;&quot;" office:value-type="string" office:string-value="&lt;tr&gt;&lt;td&gt;129&lt;/td&gt;&lt;td&gt;81&lt;/td&gt;&lt;td&gt;text&lt;/td&gt;&lt;td&gt;32&lt;/td&gt;&lt;td&gt;released&lt;/td&gt;&lt;td&gt;no&lt;/td&gt;&lt;td&gt;&lt;/td&gt;&lt;td&gt;&lt;/td&gt;&lt;/tr&gt;" calcext:value-type="string">
            <text:p>&lt;tr&gt;&lt;td&gt;129&lt;/td&gt;&lt;td&gt;81&lt;/td&gt;&lt;td&gt;text&lt;/td&gt;&lt;td&gt;32&lt;/td&gt;&lt;td&gt;released&lt;/td&gt;&lt;td&gt;no&lt;/td&gt;&lt;td&gt;&lt;/td&gt;&lt;td&gt;&lt;/td&gt;&lt;/tr&gt;</text:p>
          </table:table-cell>
          <table:table-cell table:number-columns-repeated="1015"/>
        </table:table-row>
        <table:table-row table:style-name="ro1">
          <table:table-cell table:formula="of:=HEX2DEC([.B26])" office:value-type="float" office:value="161" calcext:value-type="float">
            <text:p>161</text:p>
          </table:table-cell>
          <table:table-cell table:style-name="ce1" table:formula="of:=DEC2HEX(HEX2DEC([.B25])+[.D25])" office:value-type="string" office:string-value="A1" calcext:value-type="string">
            <text:p>A1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tracker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ame of the tracker/composer used to create song</text:p>
          </table:table-cell>
          <table:table-cell table:style-name="ce18" table:formula="of:=&quot;&lt;tr&gt;&lt;td&gt;&quot;&amp;[.A26]&amp;&quot;&lt;/td&gt;&lt;td&gt;&quot;&amp;[.B26]&amp;&quot;&lt;/td&gt;&lt;td&gt;&quot;&amp;[.C26]&amp;&quot;&lt;/td&gt;&lt;td&gt;&quot;&amp;[.D26]&amp;&quot;&lt;/td&gt;&lt;td&gt;&quot;&amp;[.E26]&amp;&quot;&lt;/td&gt;&lt;td&gt;&quot;&amp;[.F26]&amp;&quot;&lt;/td&gt;&lt;td&gt;&quot;&amp;[.G26]&amp;&quot;&lt;/td&gt;&lt;td&gt;&quot;&amp;[.H26]&amp;&quot;&lt;/td&gt;&lt;/tr&gt;&quot;" office:value-type="string" office:string-value="&lt;tr&gt;&lt;td&gt;161&lt;/td&gt;&lt;td&gt;A1&lt;/td&gt;&lt;td&gt;text&lt;/td&gt;&lt;td&gt;32&lt;/td&gt;&lt;td&gt;tracker&lt;/td&gt;&lt;td&gt;no&lt;/td&gt;&lt;td&gt;&lt;/td&gt;&lt;td&gt;name of the tracker/composer used to create song&lt;/td&gt;&lt;/tr&gt;" calcext:value-type="string">
            <text:p>&lt;tr&gt;&lt;td&gt;161&lt;/td&gt;&lt;td&gt;A1&lt;/td&gt;&lt;td&gt;text&lt;/td&gt;&lt;td&gt;32&lt;/td&gt;&lt;td&gt;tracker&lt;/td&gt;&lt;td&gt;no&lt;/td&gt;&lt;td&gt;&lt;/td&gt;&lt;td&gt;name of the tracker/composer used to create song&lt;/td&gt;&lt;/tr&gt;</text:p>
          </table:table-cell>
          <table:table-cell table:number-columns-repeated="1015"/>
        </table:table-row>
        <table:table-row table:style-name="ro1">
          <table:table-cell table:formula="of:=HEX2DEC([.B27])" office:value-type="float" office:value="193" calcext:value-type="float">
            <text:p>193</text:p>
          </table:table-cell>
          <table:table-cell table:style-name="ce1" table:formula="of:=DEC2HEX(HEX2DEC([.B26])+[.D26])" office:value-type="string" office:string-value="C1" calcext:value-type="string">
            <text:p>C1</text:p>
          </table:table-cell>
          <table:table-cell table:style-name="ce3" office:value-type="string" calcext:value-type="string">
            <text:p>byte</text:p>
          </table:table-cell>
          <table:table-cell table:style-name="ce3" table:formula="of:=257-HEX2DEC([.B27])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reserved for future use</text:p>
          </table:table-cell>
          <table:table-cell table:style-name="ce18" table:formula="of:=&quot;&lt;tr&gt;&lt;td&gt;&quot;&amp;[.A27]&amp;&quot;&lt;/td&gt;&lt;td&gt;&quot;&amp;[.B27]&amp;&quot;&lt;/td&gt;&lt;td&gt;&quot;&amp;[.C27]&amp;&quot;&lt;/td&gt;&lt;td&gt;&quot;&amp;[.D27]&amp;&quot;&lt;/td&gt;&lt;td&gt;&quot;&amp;[.E27]&amp;&quot;&lt;/td&gt;&lt;td&gt;&quot;&amp;[.F27]&amp;&quot;&lt;/td&gt;&lt;td&gt;&quot;&amp;[.G27]&amp;&quot;&lt;/td&gt;&lt;td&gt;&quot;&amp;[.H27]&amp;&quot;&lt;/td&gt;&lt;/tr&gt;&quot;" office:value-type="string" office:string-value="&lt;tr&gt;&lt;td&gt;193&lt;/td&gt;&lt;td&gt;C1&lt;/td&gt;&lt;td&gt;byte&lt;/td&gt;&lt;td&gt;64&lt;/td&gt;&lt;td&gt;&lt;/td&gt;&lt;td&gt;yes&lt;/td&gt;&lt;td&gt;&lt;/td&gt;&lt;td&gt;reserved for future use&lt;/td&gt;&lt;/tr&gt;" calcext:value-type="string">
            <text:p>&lt;tr&gt;&lt;td&gt;193&lt;/td&gt;&lt;td&gt;C1&lt;/td&gt;&lt;td&gt;byte&lt;/td&gt;&lt;td&gt;64&lt;/td&gt;&lt;td&gt;&lt;/td&gt;&lt;td&gt;yes&lt;/td&gt;&lt;td&gt;&lt;/td&gt;&lt;td&gt;reserved for future use&lt;/td&gt;&lt;/tr&gt;</text:p>
          </table:table-cell>
          <table:table-cell table:number-columns-repeated="1015"/>
        </table:table-row>
        <table:table-row table:style-name="ro3">
          <table:table-cell table:formula="of:=HEX2DEC([.B28])" office:value-type="float" office:value="257" calcext:value-type="float">
            <text:p>257</text:p>
          </table:table-cell>
          <table:table-cell table:style-name="ce1" table:formula="of:=DEC2HEX(HEX2DEC([.B27])+[.D27])" office:value-type="string" office:string-value="101" calcext:value-type="string">
            <text:p>101</text:p>
          </table:table-cell>
          <table:table-cell table:style-name="ce3" table:number-columns-repeated="2"/>
          <table:table-cell table:style-name="ce3" office:value-type="string" calcext:value-type="string">
            <text:p>player</text:p>
          </table:table-cell>
          <table:table-cell table:style-name="ce3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A built-in player (and optional relocator) routine that allows playing the music on a 264 series machine after a BASIC DLOAD</text:p>
          </table:table-cell>
          <table:table-cell table:style-name="ce18" table:formula="of:=&quot;&lt;tr&gt;&lt;td&gt;&quot;&amp;[.A28]&amp;&quot;&lt;/td&gt;&lt;td&gt;&quot;&amp;[.B28]&amp;&quot;&lt;/td&gt;&lt;td&gt;&quot;&amp;[.C28]&amp;&quot;&lt;/td&gt;&lt;td&gt;&quot;&amp;[.D28]&amp;&quot;&lt;/td&gt;&lt;td&gt;&quot;&amp;[.E28]&amp;&quot;&lt;/td&gt;&lt;td&gt;&quot;&amp;[.F28]&amp;&quot;&lt;/td&gt;&lt;td&gt;&quot;&amp;[.G28]&amp;&quot;&lt;/td&gt;&lt;td&gt;&quot;&amp;[.H28]&amp;&quot;&lt;/td&gt;&lt;/tr&gt;&quot;" office:value-type="string" office:string-value="&lt;tr&gt;&lt;td&gt;257&lt;/td&gt;&lt;td&gt;101&lt;/td&gt;&lt;td&gt;&lt;/td&gt;&lt;td&gt;&lt;/td&gt;&lt;td&gt;player&lt;/td&gt;&lt;td&gt;yes&lt;/td&gt;&lt;td&gt;&lt;/td&gt;&lt;td&gt;A built-in player (and optional relocator) routine that allows playing the music on a 264 series machine after a BASIC DLOAD&lt;/td&gt;&lt;/tr&gt;" calcext:value-type="string">
            <text:p>&lt;tr&gt;&lt;td&gt;257&lt;/td&gt;&lt;td&gt;101&lt;/td&gt;&lt;td&gt;&lt;/td&gt;&lt;td&gt;&lt;/td&gt;&lt;td&gt;player&lt;/td&gt;&lt;td&gt;yes&lt;/td&gt;&lt;td&gt;&lt;/td&gt;&lt;td&gt;A built-in player (and optional relocator) routine that allows playing the music on a 264 series machine after a BASIC DLOAD&lt;/td&gt;&lt;/tr&gt;</text:p>
          </table:table-cell>
          <table:table-cell table:number-columns-repeated="1015"/>
        </table:table-row>
        <table:table-row table:style-name="ro4">
          <table:table-cell/>
          <table:table-cell table:style-name="ce1" office:value-type="string" calcext:value-type="string">
            <text:p>durationoffset</text:p>
          </table:table-cell>
          <table:table-cell table:style-name="ce3" office:value-type="string" calcext:value-type="string">
            <text:p>word</text:p>
          </table:table-cell>
          <table:table-cell table:style-name="ce3" office:value-type="string" calcext:value-type="string">
            <text:p>2*numberofsongs</text:p>
          </table:table-cell>
          <table:table-cell table:style-name="ce3" office:value-type="string" calcext:value-type="string">
            <text:p>durationblock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An optional array of words for every song in the file. The durations are stored in seconds and rounded up (for example 1 minute 3.2 seconds should be stored as 64)</text:p>
          </table:table-cell>
          <table:table-cell table:style-name="ce18" table:formula="of:=&quot;&lt;tr&gt;&lt;td&gt;&quot;&amp;[.A29]&amp;&quot;&lt;/td&gt;&lt;td&gt;&quot;&amp;[.B29]&amp;&quot;&lt;/td&gt;&lt;td&gt;&quot;&amp;[.C29]&amp;&quot;&lt;/td&gt;&lt;td&gt;&quot;&amp;[.D29]&amp;&quot;&lt;/td&gt;&lt;td&gt;&quot;&amp;[.E29]&amp;&quot;&lt;/td&gt;&lt;td&gt;&quot;&amp;[.F29]&amp;&quot;&lt;/td&gt;&lt;td&gt;&quot;&amp;[.G29]&amp;&quot;&lt;/td&gt;&lt;td&gt;&quot;&amp;[.H29]&amp;&quot;&lt;/td&gt;&lt;/tr&gt;&quot;" office:value-type="string" office:string-value="&lt;tr&gt;&lt;td&gt;&lt;/td&gt;&lt;td&gt;durationoffset&lt;/td&gt;&lt;td&gt;word&lt;/td&gt;&lt;td&gt;2*numberofsongs&lt;/td&gt;&lt;td&gt;durationblock&lt;/td&gt;&lt;td&gt;no&lt;/td&gt;&lt;td&gt;&lt;/td&gt;&lt;td&gt;An optional array of words for every song in the file. The durations are stored in seconds and rounded up (for example 1 minute 3.2 seconds should be stored as 64)&lt;/td&gt;&lt;/tr&gt;" calcext:value-type="string">
            <text:p>&lt;tr&gt;&lt;td&gt;&lt;/td&gt;&lt;td&gt;durationoffset&lt;/td&gt;&lt;td&gt;word&lt;/td&gt;&lt;td&gt;2*numberofsongs&lt;/td&gt;&lt;td&gt;durationblock&lt;/td&gt;&lt;td&gt;no&lt;/td&gt;&lt;td&gt;&lt;/td&gt;&lt;td&gt;An optional array of words for every song in the file. The durations are stored in seconds and rounded up (for example 1 minute 3.2 seconds should be stored as 64)&lt;/td&gt;&lt;/tr&gt;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dataoffset</text:p>
          </table:table-cell>
          <table:table-cell table:style-name="ce3" table:number-columns-repeated="2"/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The music data</text:p>
          </table:table-cell>
          <table:table-cell table:style-name="ce18" table:formula="of:=&quot;&lt;tr&gt;&lt;td&gt;&quot;&amp;[.A30]&amp;&quot;&lt;/td&gt;&lt;td&gt;&quot;&amp;[.B30]&amp;&quot;&lt;/td&gt;&lt;td&gt;&quot;&amp;[.C30]&amp;&quot;&lt;/td&gt;&lt;td&gt;&quot;&amp;[.D30]&amp;&quot;&lt;/td&gt;&lt;td&gt;&quot;&amp;[.E30]&amp;&quot;&lt;/td&gt;&lt;td&gt;&quot;&amp;[.F30]&amp;&quot;&lt;/td&gt;&lt;td&gt;&quot;&amp;[.G30]&amp;&quot;&lt;/td&gt;&lt;td&gt;&quot;&amp;[.H30]&amp;&quot;&lt;/td&gt;&lt;/tr&gt;&quot;" office:value-type="string" office:string-value="&lt;tr&gt;&lt;td&gt;&lt;/td&gt;&lt;td&gt;dataoffset&lt;/td&gt;&lt;td&gt;&lt;/td&gt;&lt;td&gt;&lt;/td&gt;&lt;td&gt;data&lt;/td&gt;&lt;td&gt;yes&lt;/td&gt;&lt;td&gt;&lt;/td&gt;&lt;td&gt;The music data&lt;/td&gt;&lt;/tr&gt;" calcext:value-type="string">
            <text:p>&lt;tr&gt;&lt;td&gt;&lt;/td&gt;&lt;td&gt;dataoffset&lt;/td&gt;&lt;td&gt;&lt;/td&gt;&lt;td&gt;&lt;/td&gt;&lt;td&gt;data&lt;/td&gt;&lt;td&gt;yes&lt;/td&gt;&lt;td&gt;&lt;/td&gt;&lt;td&gt;The music data&lt;/td&gt;&lt;/tr&gt;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8" office:value-type="string" calcext:value-type="string">
            <text:p>&lt;/table&gt;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00.00.00</text:date>, <text:time style:data-style-name="N2" text:time-value="21:26:53.181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21:44:55.415000000</meta:creation-date>
    <meta:generator>LibreOffice/6.1.2.1$Windows_X86_64 LibreOffice_project/65905a128db06ba48db947242809d14d3f9a93fe</meta:generator>
    <dc:date>2021-10-04T22:02:29.464000000</dc:date>
    <meta:editing-duration>P1DT14H27M32S</meta:editing-duration>
    <meta:editing-cycles>24</meta:editing-cycles>
    <meta:document-statistic meta:table-count="2" meta:cell-count="247" meta:object-count="0"/>
  </office:meta>
</office:document-meta>
</file>